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8c5c2"/>
    </style:style>
    <style:style style:name="P2" style:family="paragraph" style:parent-style-name="Standard">
      <style:text-properties officeooo:rsid="0008c5c2" officeooo:paragraph-rsid="0008c5c2"/>
    </style:style>
    <style:style style:name="T1" style:family="text">
      <style:text-properties officeooo:rsid="0008c5c2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uthor-name text:fixed="false">Piotr Gregor</text:author-name><text:title>Z11_gregor.odt</text:title><text:description>Dokument jest odpowiedzią na zadanie 11 z PTI.</text:description></text:p>
      <text:p text:style-name="Standard"/>
      <text:p text:style-name="Standard"><text:sender-company text:fixed="false">rsyncme.org</text:sender-company><text:sender-firstname text:fixed="false">Piotr</text:sender-firstname><text:sender-lastname text:fixed="false">Gregor</text:sender-lastname><loext:sender-initials text:fixed="false">PG</loext:sender-initials><text:sender-street text:fixed="false">4 Great Western Street</text:sender-street><text:sender-country text:fixed="false">United Kingdom/Buckinghamshire</text:sender-country><text:sender-postal-code text:fixed="false">HP202PL</text:sender-postal-code><text:sender-city text:fixed="false">Aylesbury</text:sender-city><text:sender-title text:fixed="false">Mr</text:sender-title><text:sender-position text:fixed="false">Software Engineer</text:sender-position><text:sender-phone-private text:fixed="false">01296 399515</text:sender-phone-private><text:sender-phone-work text:fixed="false">07503707797</text:sender-phone-work><text:sender-fax text:fixed="false"/><text:sender-email text:fixed="false">piotrgregor@rsyncme.org</text:sender-email><text:sender-state-or-province text:fixed="false"/></text:p>
      <text:p text:style-name="Standard"/>
      <text:p text:style-name="P1"><text:span text:style-name="T1">created: </text:span><text:creation-date style:data-style-name="N37">10/10/16</text:creation-date> <text:creation-time style:data-style-name="N41">13:40:58</text:creation-time></text:p>
      <text:p text:style-name="P1"><text:span text:style-name="T1">modified: </text:span><text:modification-date style:data-style-name="N37">10/10/16</text:modification-date> <text:modification-time style:data-style-name="N41">14:04:26</text:modification-time></text:p>
      <text:p text:style-name="P2">wersja: <text:editing-cycles>3</text:editing-cycles></text:p>
      <text:p text:style-name="P2">czas edysji: <text:editing-duration style:data-style-name="N41">00:23:27</text:editing-duration></text:p>
      <text:p text:style-name="P2">ścieżka: <text:file-name text:display="full">/home/peter/pw/subjects/pods_tech_inf/zad/Z11_gregor.odt</text:file-name></text:p>
      <text:p text:style-name="P2">statystyka wyrazów (przed wpisywaniem): <text:tab/>słowa 32 </text:p>
      <text:p text:style-name="P2"><text:tab/><text:tab/><text:tab/>znaki 416</text:p>
      <text:p text:style-name="P2"><text:tab/><text:tab/><text:tab/>znaki (bez spacji) 404</text:p>
      <text:p text:style-name="P2"><text:tab/><text:tab/><text:tab/>stron 1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</meta:initial-creator>
    <meta:creation-date>2016-10-10T13:40:58.293366649</meta:creation-date>
    <dc:date>2016-10-10T14:04:25.628216054</dc:date>
    <dc:creator>Piotr Gregor</dc:creator>
    <meta:editing-duration>PT23M27S</meta:editing-duration>
    <meta:editing-cycles>3</meta:editing-cycles>
    <meta:generator>LibreOffice/4.3.3.2$Linux_X86_64 LibreOffice_project/430m0$Build-2</meta:generator>
    <dc:description>Dokument jest odpowiedzią na zadanie 11 z PTI.</dc:description>
    <meta:keyword>odt</meta:keyword>
    <meta:keyword>edycja</meta:keyword>
    <meta:keyword>dokument</meta:keyword>
    <meta:keyword>Word</meta:keyword>
    <meta:keyword>Open Office</meta:keyword>
    <dc:subject>Odpowiedź na zadanie 11</dc:subject>
    <dc:title>Z11_gregor.odt</dc:title>
    <meta:document-statistic meta:table-count="0" meta:image-count="0" meta:object-count="0" meta:page-count="1" meta:paragraph-count="11" meta:word-count="43" meta:character-count="474" meta:non-whitespace-character-count="431"/>
  </office:meta>
</office:document-meta>
</file>